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style:style>
    <style:style style:name="P24" style:family="paragraph" style:parent-style-name="Text_20_body">
      <style:text-properties officeooo:rsid="003c140d" officeooo:paragraph-rsid="003c140d"/>
    </style:style>
    <style:style style:name="P25" style:family="paragraph" style:parent-style-name="Text_20_body">
      <style:text-properties officeooo:rsid="003fc94b" officeooo:paragraph-rsid="003fc94b"/>
    </style:style>
    <style:style style:name="P26" style:family="paragraph" style:parent-style-name="Text_20_body">
      <style:text-properties officeooo:rsid="004040ed" officeooo:paragraph-rsid="004040ed"/>
    </style:style>
    <style:style style:name="P27" style:family="paragraph" style:parent-style-name="Text_20_body">
      <style:text-properties officeooo:rsid="00417541" officeooo:paragraph-rsid="00417541"/>
    </style:style>
    <style:style style:name="P28" style:family="paragraph" style:parent-style-name="Text_20_body">
      <style:text-properties officeooo:rsid="0042450e" officeooo:paragraph-rsid="0042450e"/>
    </style:style>
    <style:style style:name="P29" style:family="paragraph" style:parent-style-name="Text_20_body">
      <style:text-properties officeooo:rsid="0042450e" officeooo:paragraph-rsid="0043482f"/>
    </style:style>
    <style:style style:name="P30" style:family="paragraph" style:parent-style-name="Text_20_body">
      <style:text-properties officeooo:rsid="00434fd3" officeooo:paragraph-rsid="00434fd3"/>
    </style:style>
    <style:style style:name="P31" style:family="paragraph" style:parent-style-name="Text_20_body">
      <style:text-properties officeooo:rsid="00448749" officeooo:paragraph-rsid="00448749"/>
    </style:style>
    <style:style style:name="P32" style:family="paragraph" style:parent-style-name="Text_20_body">
      <style:text-properties officeooo:rsid="004ba492" officeooo:paragraph-rsid="004ba492"/>
    </style:style>
    <style:style style:name="P33" style:family="paragraph" style:parent-style-name="Text_20_body">
      <style:text-properties officeooo:rsid="004ca3c6" officeooo:paragraph-rsid="004ca3c6"/>
    </style:style>
    <style:style style:name="P34" style:family="paragraph" style:parent-style-name="Text_20_body">
      <style:text-properties officeooo:rsid="00527a32" officeooo:paragraph-rsid="00527a32"/>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text-properties officeooo:rsid="003fc94b" officeooo:paragraph-rsid="003fc94b"/>
    </style:style>
    <style:style style:name="P39" style:family="paragraph" style:parent-style-name="Text_20_body" style:list-style-name="L5">
      <style:text-properties officeooo:rsid="00417541" officeooo:paragraph-rsid="00417541"/>
    </style:style>
    <style:style style:name="P40" style:family="paragraph" style:parent-style-name="Text_20_body" style:list-style-name="L6">
      <style:text-properties officeooo:rsid="0048fbcf" officeooo:paragraph-rsid="0048fbcf"/>
    </style:style>
    <style:style style:name="P41" style:family="paragraph" style:parent-style-name="Text_20_body">
      <style:text-properties officeooo:rsid="004cd3ae" officeooo:paragraph-rsid="005390c3"/>
    </style:style>
    <style:style style:name="P42" style:family="paragraph" style:parent-style-name="Text_20_body">
      <style:text-properties officeooo:rsid="004cd3ae" officeooo:paragraph-rsid="004cd3ae"/>
    </style:style>
    <style:style style:name="P43" style:family="paragraph" style:parent-style-name="Text_20_body">
      <style:text-properties officeooo:rsid="005390c3" officeooo:paragraph-rsid="005390c3"/>
    </style:style>
    <style:style style:name="P44" style:family="paragraph" style:parent-style-name="Heading_20_1" style:master-page-name="MP0">
      <style:paragraph-properties style:page-number="auto" fo:break-before="page"/>
    </style:style>
    <style:style style:name="P45" style:family="paragraph" style:parent-style-name="Heading_20_2">
      <style:text-properties officeooo:paragraph-rsid="00417541"/>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17541"/>
    </style:style>
    <style:style style:name="T18" style:family="text">
      <style:text-properties officeooo:rsid="0042450e"/>
    </style:style>
    <style:style style:name="T19" style:family="text">
      <style:text-properties officeooo:rsid="0043482f"/>
    </style:style>
    <style:style style:name="T20" style:family="text">
      <style:text-properties officeooo:rsid="0045f914"/>
    </style:style>
    <style:style style:name="T21" style:family="text">
      <style:text-properties officeooo:rsid="00475e62"/>
    </style:style>
    <style:style style:name="T22" style:family="text">
      <style:text-properties officeooo:rsid="0048fbcf"/>
    </style:style>
    <style:style style:name="T23" style:family="text">
      <style:text-properties officeooo:rsid="00495702"/>
    </style:style>
    <style:style style:name="T24" style:family="text">
      <style:text-properties officeooo:rsid="0049af29"/>
    </style:style>
    <style:style style:name="T25" style:family="text">
      <style:text-properties officeooo:rsid="004ca3c6"/>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538a0b"/>
    </style:style>
    <style:style style:name="T28" style:family="text">
      <style:text-properties officeooo:rsid="005390c3"/>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3">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61636268331282417" text:style-name="L1">
        <text:list-item>
          <text:p text:style-name="P35">Her bed is a good place to weigh her. I suppose I could put the scale under her crate, but she spends more time in her bed than in her crate.</text:p>
        </text:list-item>
        <text:list-item>
          <text:p text:style-name="P35">She usually doesn't take toys or other animals to bed, so the maximum minus minimum weight will be her true weight. <text:s/>If she brought things into her bed, the weight measure would be complicated.</text:p>
        </text:list-item>
        <text:list-item>
          <text:p text:style-name="P35">Even though she moves around the room in the night, she spends at least a few minutes asleep in her bed every night, so that's a good time to weigh her.</text:p>
        </text:list-item>
        <text:list-item>
          <text:p text:style-name="P35">Although she sometimes sleeps with her head hanging over the edge of the bed, it never touches the floor. <text:s/>If it did, I wouldn't get a good weight reading.</text:p>
        </text:list-item>
        <text:list-item>
          <text:p text:style-name="P35">I'll have to see whether her bed cover touches the floor. <text:s/>I'm assuming it doesn't.</text:p>
        </text:list-item>
      </text:list>
      <text:p text:style-name="Text_20_body"><text:soft-page-break/>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2819421968333935608" text:style-name="L2">
        <text:list-item>
          <text:p text:style-name="P36">Each load sensor needs to be supported only on its outside arms; the center arm must be free to bend – that arm is where the strain sensor is attached.</text:p>
        </text:list-item>
        <text:list-item>
          <text:p text:style-name="P36">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6">To prevent the top piece from slipping off when bumped, I'm thinking of attaching sides to it, so that the top piece is sort of a wooden box lid with sides that go down to part of the lower part.</text:p>
        </text:list-item>
        <text:list-item>
          <text:p text:style-name="P36">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text:soft-page-break/>Bought 2 sheets of 4'x4'x3/4” plywood. <text:s/>1/2” seemed to flex too much; 3/4” didn't flex with the weight I'm planning on.</text:p>
      <text:p text:style-name="Text_20_body">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text:soft-page-break/>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7040505405935062790" text:style-name="L3">
        <text:list-item>
          <text:p text:style-name="P37">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37">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text:soft-page-break/>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text:soft-page-break/>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ext:soft-page-break/>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text:soft-page-break/>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text:soft-page-break/>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text:soft-page-break/>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text:soft-page-break/>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text:soft-page-break/>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text:soft-page-break/>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text:span><text:soft-page-break/><text:span text:style-name="T9">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text:soft-page-break/>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4">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4"><text:soft-page-break/>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5">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1568955366363198342" text:style-name="L4">
        <text:list-item>
          <text:p text:style-name="P38">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38">Twice I've seen the scale reset its sequence of user Ids. <text:s/>It should do that only when it's reset – so is the scale resetting a lot unexpectedly?</text:p>
        </text:list-item>
      </text:list>
      <text:h text:style-name="P45" text:outline-level="2">July 4, 2016 – Node.js code <text:span text:style-name="T17">uploads! S</text:span>cale has a <text:span text:style-name="T17">few</text:span> bugs</text:h>
      <text:p text:style-name="P27">The scalegateway.js Node.js Raspberry Pi gateway app successfully reads scale data and uploads it to a stream I created on data.sparkfun.com!</text:p>
      <text:p text:style-name="P27">The running code has turned up two scale problems:</text:p>
      <text:list xml:id="list4354281386789569205" text:style-name="L5">
        <text:list-item>
          <text:p text:style-name="P39">After about 5 minutes of reading from the scale, the scale stops advertising. <text:s/>I had thought this was a bug in the gateway code, but instead it seems to be in the Arduino 101 scale code.</text:p>
        </text:list-item>
        <text:list-item>
          <text:p text:style-name="P39">Often the scale starts its sequence of readings over from the start – it seems to be skipping readings. <text:s/>Again, I need to check the Arduino 101 code.</text:p>
        </text:list-item>
      </text:list>
      <text:p text:style-name="P27">So, the scalegateway code seems to be working fine; the Arduino code needs some work.</text:p>
      <text:h text:style-name="Heading_20_2" text:outline-level="2">July 5, 2016 – Updated Arduino 101 lib = node.js <text:span text:style-name="T18">seems to work</text:span></text:h>
      <text:p text:style-name="P28">Before starting to seriously debug the problems with the Arduino 101 sketch, I updated the Arduino 101 support to the latest released version, 1.0.6, and re-burned the scale Arduino Sketch.</text:p>
      <text:p text:style-name="P28">My preliminary run of the node.js code shows the scale seems to be working: no out-of-sequence measurements; no loss of ability to detect the scale. <text:s/>Unfortunately, I also notice that the Pi script hasn't happened to start readings with reading 1 or 3: it seems to <text:span text:style-name="T22">always </text:span>start with reading 4, 0, or 2. <text:s/>So it's possible that there's some nasty timing bug that will appear only if I'm (un)lucky enough to start the node.js script when the Arduino scale is at some unlucky point in its measurements.</text:p>
      <text:p text:style-name="P29">On the other hand, it's (more) likely that somebody fixed some BLE bugs in the Arduino 101 library between version 1.0.4 and 1.0.6. <text:span text:style-name="T19">I see from the Arduino 101 support commits, at </text:span><text:a xlink:type="simple" xlink:href="https://github.com/01org/corelibs-arduino101/commits/master" text:style-name="Internet_20_link" text:visited-style-name="Visited_20_Internet_20_Link"><text:span text:style-name="T19">https://github.com/01org/corelibs-arduino101/commits/master</text:span></text:a><text:span text:style-name="T19">, that they fixed a memory allocation bug which could corrupt memory in the earlier version – perhaps that fixed the problems.</text:span></text:p>
      <text:p text:style-name="P30"><text:soft-page-break/>To test the timing question, I modified the Arduino Sketch to report a new weight measurement every 2.8 seconds instead of every 3 seconds – that will force the weight reports to slowly slide in time relative to the start of the node.js code to read a weight measurement, which does two useful things: 1) if there is a timing bug, this should help exercise that bug, and 2) it eliminates the case where the node.js code is started at an 'unlucky' time, and always has to wait almost two weight measurement cycles to see one complete cycle – instead, no matter when the node.js code is started, it will tend to wait an average of 1.5 cycles to see a full weight reporting cycle.</text:p>
      <text:p text:style-name="P28">I'm going to let the script run for a while and see what happens.</text:p>
      <text:h text:style-name="Heading_20_2" text:outline-level="2">July 7-8, 2016 Increasing the script running time</text:h>
      <text:p text:style-name="P31">After running the script for several hours at a time – followed by <text:span text:style-name="T22">it </text:span>crash<text:span text:style-name="T22">ing</text:span> – I made two changes: 1) I refactored the script to reduce the number of Closures (because they’re sometimes a source of memory leaks) and 2) I added an on(‘error’,…) to the http.request (doh!). <text:s/>The first change seems to have reduced the rate at which the heap grows, and the second fixed a silly omission that caused the script to fail whenever a transfer to data.sparkfun.com failed (a few times per day). <text:s/>I should track down the heap growth, but the best way to do that is by installing the Chrome browser on my Pi, which I’m not quite ready to do <text:span text:style-name="T22">yet.</text:span></text:p>
      <text:p text:style-name="P31">The script has been running for a little over 24 hours now, and the heap has grown by about 1MB. A very rough estimate tells me that it <text:span text:style-name="T23">might</text:span> blow up sometime after a <text:span text:style-name="T22">few weeks</text:span> of running continuously – I should be able to restart the Pi at <text:span text:style-name="T22">least once a week</text:span> to avoid that.</text:p>
      <text:p text:style-name="P31">Meanwhile I looked at how to make a Linux Service that runs the Node.js script. <text:s/>I haven’t found a definitive guide: the closest thing I’ve found is a combination of <text:a xlink:type="simple" xlink:href="http://raspberrywebserver.com/serveradmin/run-a-script-on-start-up.html" text:style-name="Internet_20_link" text:visited-style-name="Visited_20_Internet_20_Link">http://raspberrywebserver.com/serveradmin/run-a-script-on-start-up.html</text:a> and reading /etc/init.d/ntp on the Pi <text:span text:style-name="T22">as an example</text:span>. <text:s/>It looks like I’ll need to a) create an /etc/init.d/ shell script to start and stop the service, <text:span text:style-name="T22">and </text:span>b) create a /usr/sbin/ shell script to set up the environment and run the Node.js script. I’m a little puzzled about the environment I need to set up, because Node and Noble are installed in the user pi’s home directory.</text:p>
      <text:p text:style-name="P31">In other news I wondered whether the scale is level – if it isn’t that would <text:span text:style-name="T24">explain some of the </text:span>calibration errors. So I checked it with a 2-foot-long spirit level and it (un)fortunately looks <text:span text:style-name="T21">level</text:span> – so that isn’t a source of the over +/-1/2 pound weight error <text:span text:style-name="T21">I’m currently seeing</text:span>. <text:s/><text:span text:style-name="T20">Looking at the graphs of weights from the four Load Sensors, it looks like when I want to calibrate the scale I’ll need to let a weight sit on the scale for over a day before I calculate the calibration values for that weight. <text:s/>I’m considering rewriting the calibration to report calibration values through a custom BLE Service and Characteristic, so that I can write a modified version of the Node.js script that writes the measured values to a .csv file, so that I can do some real calibration analysis.</text:span></text:p>
      <text:h text:style-name="Heading_20_2" text:outline-level="2"><text:soft-page-break/>July 9, 2016 – the murky world of Raspbian daemons/services</text:h>
      <text:p text:style-name="P32">Advice to bloggers: <text:span text:style-name="T26">date your blogs</text:span>. <text:s/>The blog entry mentioned above, about how to run a script at startup, is undated. <text:s/>Similarly, another one tal<text:span text:style-name="T25">king</text:span> about Raspbian and /etc/init.d is dated “Dec 31” with no year. After banging my head against the wall trying to write the arcane details of an /etc/init.d script, I found several StackOverflow messages that suggest that Raspbian /etc/init.d has been obsoleted <text:span text:style-name="T25">by Systemd</text:span>. <text:s/>“<text:span text:style-name="T25">man systemd” on my Raspbian Jessie does give a manual page, so it sounds like it's installed.</text:span></text:p>
      <text:p text:style-name="P33"><text:a xlink:type="simple" xlink:href="https://www.axllent.org/docs/view/nodejs-service-with-systemd/" text:style-name="Internet_20_link" text:visited-style-name="Visited_20_Internet_20_Link">https://www.axllent.org/docs/view/nodejs-service-with-systemd/</text:a> (dated – thank you! - 31 december 2015 makes it sound easy to run a node.js script as a service. I'll dig into that next.</text:p>
      <text:p text:style-name="P33">On the good side, the current Node.js script ran nonstop and without the heap growing out of control. I stopped it manually after 2 days, to work on making it a daemon.</text:p>
      <text:p text:style-name="P33">Other interesting news: As I moved a 15lb weight around the scale, I realized something: that as I move a weight along a line between diagonally-opposite Load Sensors (UL and LR or LL and UR), the weights seen by the other two Load Sensors should match each other: any difference means either the calibration is incorrect or the load sensor is acting strangely. <text:s/>This means that I probably should perform calibration by placing a known weight at the center of the scale (as I do now), then place it directly over each Load Sensor in turn – that should give me the data I need to choose better calibration constants.</text:p>
      <text:h text:style-name="Heading_20_2" text:outline-level="2">July 10, 2016 – deciphering Linux systemd <text:span text:style-name="T28">and systemctl</text:span></text:h>
      <text:p text:style-name="P41"><text:span text:style-name="T28">I adapted the instructions in the axllent.org page above. It gave a good start, and after reading a few manual pages and fixing a few typos in both the axllent page and my service description, my service was running automatically at boot!</text:span></text:p>
      <text:p text:style-name="P42">“man 5 systemd.service” describes options in a service file.<text:line-break/>“man 5 systemd.unit” provides the field names common to all Units (a Service is a Unit).<text:line-break/>“<text:span text:style-name="T28">man systemctl” describes the command to install and start services.</text:span></text:p>
      <text:p text:style-name="P43">That wasn't hard at all (ok, it took an afternoon). <text:s/>Now I'm moving the scale to Pippa's bed.</text:p>
      <text:p text:style-name="P34"/>
      <text:h text:style-name="Heading_20_2" text:outline-level="2">Next steps:</text:h>
      <text:list xml:id="list6485141031755800170" text:style-name="L6">
        <text:list-item>
          <text:p text:style-name="P40">Install the scale under Pippa’s bed and start collecting some real da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ARM_EABI LibreOffice_project/430m0$Build-2</meta:generator>
    <meta:keyword>CTPClassification=CTP_NWR:VisualMarkings=</meta:keyword>
    <meta:creation-date>2016-04-03T11:38:00Z</meta:creation-date>
    <dc:date>2016-07-10T15:52:37.857066189</dc:date>
    <meta:editing-cycles>111</meta:editing-cycles>
    <meta:editing-duration>P1DT9H9M18S</meta:editing-duration>
    <meta:document-statistic meta:table-count="1" meta:image-count="0" meta:object-count="0" meta:page-count="18" meta:paragraph-count="235" meta:word-count="8733" meta:character-count="48929" meta:non-whitespace-character-count="40184"/>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